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a3ac9" officeooo:paragraph-rsid="001a3a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e 3 :</text:p>
      <text:p text:style-name="P1"/>
      <text:p text:style-name="P1">Tous les commits sont appelés « new add » mais comme d’habitude, petit soucis de git, donc je l’ai supprimé et recréée du même nom !</text:p>
      <text:p text:style-name="P1"/>
      <text:p text:style-name="P1">Sinon aujourd’hui, j’ai réussi à afficher le listing de tous les produits de la base de données ! </text:p>
      <text:p text:style-name="P1">Je bute sur la requête pour supprimer !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4T10:52:50.165338366</meta:creation-date>
    <dc:date>2019-10-14T10:54:43.395626653</dc:date>
    <meta:editing-duration>PT1M53S</meta:editing-duration>
    <meta:editing-cycles>1</meta:editing-cycles>
    <meta:document-statistic meta:table-count="0" meta:image-count="0" meta:object-count="0" meta:page-count="1" meta:paragraph-count="4" meta:word-count="55" meta:character-count="277" meta:non-whitespace-character-count="225"/>
    <meta:generator>LibreOffice/6.0.7.3$Linux_X86_64 LibreOffice_project/00m0$Build-3</meta:generator>
  </office:meta>
</office:document-meta>
</file>